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list-style-name="LFO1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P14" style:parent-style-name="Standard" style:list-style-name="LFO1" style:family="paragraph"/>
    <style:style style:name="P15" style:parent-style-name="Standard" style:list-style-name="LFO1" style:family="paragraph"/>
    <style:style style:name="P16" style:parent-style-name="Standard" style:list-style-name="LFO1" style:family="paragraph"/>
    <style:style style:name="P17" style:parent-style-name="Standard" style:list-style-name="LFO1" style:family="paragraph"/>
    <style:style style:name="P18" style:parent-style-name="Listenabsatz" style:list-style-name="LFO2" style:family="paragraph"/>
    <style:style style:name="P19" style:parent-style-name="Listenabsatz" style:list-style-name="LFO2" style:family="paragraph"/>
    <style:style style:name="P20" style:parent-style-name="Listenabsatz" style:list-style-name="LFO2" style:family="paragraph"/>
    <style:style style:name="P21" style:parent-style-name="Listenabsatz" style:list-style-name="LFO2" style:family="paragraph"/>
    <style:style style:name="P22" style:parent-style-name="Listenabsatz" style:list-style-name="LFO2" style:family="paragraph"/>
    <style:style style:name="P23" style:parent-style-name="Listenabsatz" style:list-style-name="LFO2" style:family="paragraph"/>
    <style:style style:name="P24" style:parent-style-name="Listenabsatz" style:list-style-name="LFO2" style:family="paragraph"/>
    <style:style style:name="P25" style:parent-style-name="Listenabsatz" style:list-style-name="LFO2" style:family="paragraph"/>
    <style:style style:name="P26" style:parent-style-name="Listenabsatz" style:list-style-name="LFO2" style:family="paragraph"/>
  </office:automatic-styles>
  <office:body>
    <office:text text:use-soft-page-breaks="true">
      <text:list text:style-name="LFO1" text:continue-numbering="true">
        <text:list-item>
          <text:p text:style-name="P1"><text:a xlink:href="https://ujjwalkarn.me/2016/08/11/intuitive-explanation-convnets/" office:target-frame-name="_top" xlink:show="replace">https://ujjwalkarn.me/2016/08/11/intuitive-explanation-convnets/</text:a></text:p>
        </text:list-item>
        <text:list-item>
          <text:p text:style-name="P2"><text:a xlink:href="https://medium.com/analytics-vidhya/implementing-convolution-without-for-loops-in-numpy-ce111322a7cd" office:target-frame-name="_top" xlink:show="replace">https://medium.com/analytics-vidhya/implementing-convolution-without-for-loops-in-numpy-ce111322a7cd</text:a></text:p>
        </text:list-item>
        <text:list-item>
          <text:p text:style-name="P3"><text:a xlink:href="https://towardsdatascience.com/how-are-convolutions-actually-performed-under-the-hood-226523ce7fbf" office:target-frame-name="_top" xlink:show="replace">https://towardsdatascience.com/how-are-convolutions-actually-performed-under-the-hood-226523ce7fbf</text:a></text:p>
        </text:list-item>
        <text:list-item>
          <text:p text:style-name="P4"><text:a xlink:href="https://stackoverflow.com/questions/48097941/strided-convolution-of-2d-in-numpy" office:target-frame-name="_top" xlink:show="replace">https://stackoverflow.com/questions/48097941/strided-convolution-of-2d-in-numpy</text:a></text:p>
        </text:list-item>
        <text:list-item>
          <text:p text:style-name="P5"><text:a xlink:href="https://stackoverflow.com/questions/32109319/how-to-implement-the-relu-function-in-numpy" office:target-frame-name="_top" xlink:show="replace">https://stackoverflow.com/questions/32109319/how-to-implement-the-relu-function-in-numpy</text:a></text:p>
        </text:list-item>
        <text:list-item>
          <text:p text:style-name="P6"><text:a xlink:href="https://stackoverflow.com/questions/51740214/find-the-max-from-each-row-in-python" office:target-frame-name="_top" xlink:show="replace">https://stackoverflow.com/questions/51740214/find-the-max-from-each-row-in-python</text:a></text:p>
        </text:list-item>
        <text:list-item>
          <text:p text:style-name="P7"><text:a xlink:href="https://medium.com/secure-and-private-ai-math-blogging-competition/https-medium-com-fadymorris-understanding-vectorized-implementation-of-neural-networks-dae4115ca185" office:target-frame-name="_top" xlink:show="replace">https://medium.com/secure-and-private-ai-math-blogging-competition/https-medium-com-fadymorris-understanding-vectorized-implementation-of-neural-networks-dae4115ca185</text:a></text:p>
        </text:list-item>
        <text:list-item>
          <text:p text:style-name="P8"><text:a xlink:href="https://www.youtube.com/watch?v=VfHy5eyJ6hU" office:target-frame-name="_top" xlink:show="replace">https://www.youtube.com/watch?v=VfHy5eyJ6hU</text:a></text:p>
        </text:list-item>
        <text:list-item>
          <text:p text:style-name="P9"><text:a xlink:href="https://datascience.stackexchange.com/questions/40462/how-to-prepare-the-varied-size-input-in-cnn-prediction" office:target-frame-name="_top" xlink:show="replace">https://datascience.stackexchange.com/questions/40462/how-to-prepare-the-varied-size-input-in-cnn-prediction</text:a></text:p>
        </text:list-item>
        <text:list-item>
          <text:p text:style-name="P10"><text:a xlink:href="https://stackoverflow.com/questions/48121916/numpy-resize-rescale-image" office:target-frame-name="_top" xlink:show="replace">https://stackoverflow.com/questions/48121916/numpy-resize-rescale-image</text:a></text:p>
        </text:list-item>
        <text:list-item>
          <text:p text:style-name="P11"><text:a xlink:href="https://www.youtube.com/watch?v=pkVwUVEHmfI" office:target-frame-name="_top" xlink:show="replace">https://www.youtube.com/watch?v=pkVwUVEHmfI</text:a></text:p>
        </text:list-item>
        <text:list-item>
          <text:p text:style-name="P12"><text:a xlink:href="https://medium.com/analytics-vidhya/when-and-why-are-batches-used-in-machine-learning-acda4eb00763" office:target-frame-name="_top" xlink:show="replace">https://medium.com/analytics-vidhya/when-and-why-are-batches-used-in-machine-learning-acda4eb00763</text:a></text:p>
        </text:list-item>
        <text:list-item>
          <text:p text:style-name="P13"><text:a xlink:href="https://www.kaggle.com/ahmedhamada0/brain-tumor-detection" office:target-frame-name="_top" xlink:show="replace">https://www.kaggle.com/ahmedhamada0/brain-tumor-detection</text:a></text:p>
        </text:list-item>
        <text:list-item>
          <text:p text:style-name="P14"><text:a xlink:href="https://datascience.stackexchange.com/questions/78132/back-propagation-through-a-simple-convolutional-neural-network" office:target-frame-name="_top" xlink:show="replace">https://datascience.stackexchange.com/questions/78132/back-propagation-through-a-simple-convolutional-neural-network</text:a></text:p>
        </text:list-item>
        <text:list-item>
          <text:p text:style-name="P15"><text:a xlink:href="https://datascience.stackexchange.com/questions/41569/cnn-backpropagation-between-layers/41584#41584" office:target-frame-name="_top" xlink:show="replace">https://datascience.stackexchange.com/questions/41569/cnn-backpropagation-between-layers/41584#41584</text:a></text:p>
        </text:list-item>
        <text:list-item>
          <text:p text:style-name="P16"><text:a xlink:href="https://www.youtube.com/watch?v=pUCCd2-17vI" office:target-frame-name="_top" xlink:show="replace">https://www.youtube.com/watch?v=pUCCd2-17vI</text:a></text:p>
        </text:list-item>
        <text:list-item>
          <text:p text:style-name="P17"><text:a xlink:href="https://pavisj.medium.com/convolutions-and-backpropagations-46026a8f5d2c" office:target-frame-name="_top" xlink:show="replace">https://pavisj.medium.com/convolutions-and-backpropagations-46026a8f5d2c</text:a></text:p>
        </text:list-item>
      </text:list>
      <text:p text:style-name="Standard"/>
      <text:p text:style-name="Standard"/>
      <text:p text:style-name="Standard">Präsi quellen</text:p>
      <text:p text:style-name="Standard"/>
      <text:p text:style-name="Standard">inhalt</text:p>
      <text:list text:style-name="LFO2" text:continue-numbering="true">
        <text:list-item>
          <text:p text:style-name="P18"><text:a xlink:href="https://www.iks.fraunhofer.de/de/themen/kuenstliche-intelligenz.html" office:target-frame-name="_top" xlink:show="replace"><text:span text:style-name="Hyperlink">https://www.iks.fraunhofer.de/de/themen/kuenstliche-intelligenz.html</text:span></text:a></text:p>
        </text:list-item>
        <text:list-item>
          <text:p text:style-name="P19"><text:a xlink:href="https://www.sap.com/germany/insights/what-is-machine-learning.html" office:target-frame-name="_top" xlink:show="replace"><text:span text:style-name="Hyperlink">https://www.sap.com/germany/insights/what-is-machine-learning.html</text:span></text:a></text:p>
        </text:list-item>
        <text:list-item>
          <text:p text:style-name="P20"><text:a xlink:href="https://medium.com/@tiago.tmleite/neural-networks-multilayer-perceptron-and-the-backpropagation-algorithm-a5cd5b904fde" office:target-frame-name="_top" xlink:show="replace"><text:span text:style-name="Hyperlink">https://medium.com/@tiago.tmleite/neural-networks-multilayer-perceptron-and-the-backpropagation-algorithm-a5cd5b904fde</text:span></text:a></text:p>
        </text:list-item>
        <text:list-item>
          <text:p text:style-name="P21"><text:a xlink:href="https://www.simplilearn.com/tutorials/deep-learning-tutorial/multilayer-perceptron" office:target-frame-name="_top" xlink:show="replace"><text:span text:style-name="Hyperlink">https://www.simplilearn.com/tutorials/deep-learning-tutorial/multilayer-perceptron</text:span></text:a></text:p>
        </text:list-item>
        <text:list-item>
          <text:p text:style-name="P22"><text:a xlink:href="https://www.sciencedirect.com/topics/computer-science/multilayer-perceptron#:~:text=MLPs%20are%20able%20to%20approximate,in%20at%20least%20three%20layers%3A&amp;text=One%20input%20layer%2C%20which%20simply,to%20the%20first%20hidden%20layer.&amp;text=One%20or%20more%20hidden%20layers%20of%20perceptrons" office:target-frame-name="_top" xlink:show="replace"><text:span text:style-name="Hyperlink">https://www.sciencedirect.com/topics/computer-science/multilayer-perceptron#:~:text=MLPs%20are%20able%20to%20approximate,in%20at%20least%20three%20layers%3A&amp;text=One%20input%20layer%2C%20which%20simply,to%20the%20first%20hidden%20layer.&amp;text=One%20or%20more%20hidden%20layers%20of%20perceptrons</text:span></text:a>.</text:p>
        </text:list-item>
        <text:list-item>
          <text:p text:style-name="P23"/>
        </text:list-item>
      </text:list>
      <text:p text:style-name="Standard"/>
      <text:p text:style-name="Standard">bilder</text:p>
      <text:list text:style-name="LFO2" text:continue-numbering="true">
        <text:list-item>
          <text:p text:style-name="P24"><text:a xlink:href="https://pixabay.com/de/vectors/neuron-nervenzelle-axon-dendriten-296581/" office:target-frame-name="_top" xlink:show="replace"><text:span text:style-name="Hyperlink">https://pixabay.com/de/vectors/neuron-nervenzelle-axon-dendriten-296581/</text:span></text:a><text:s/>(Neuron)</text:p>
        </text:list-item>
        <text:list-item>
          <text:p text:style-name="P25"><text:a xlink:href="https://adl1995.github.io/an-overview-of-activation-functions-used-in-neural-networks.html" office:target-frame-name="_top" xlink:show="replace"><text:span text:style-name="Hyperlink">https://adl1995.github.io/an-overview-of-activation-functions-used-in-neural-networks.html</text:span></text:a><text:s/>(step funciton)</text:p>
        </text:list-item>
        <text:list-item>
          <text:p text:style-name="P26"><text:a xlink:href="https://www.khanacademy.org/math/multivariable-calculus/applications-of-multivariable-derivatives/optimizing-multivariable-functions/a/what-is-gradient-descent" office:target-frame-name="_top" xlink:show="replace"><text:span text:style-name="Hyperlink">https://www.khanacademy.org/math/multivariable-calculus/applications-of-multivariable-derivatives/optimizing-multivariable-functions/a/what-is-gradient-descent</text:span></text:a><text:s/>(3d Loss Function Plot)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style:font-size-complex="10.5pt"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Liberation Serif" style:font-name-asian="SimSun" style:font-name-complex="Mang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Holger Jank</dc:creator>
    <meta:creation-date>2017-10-20T23:40:00Z</meta:creation-date>
    <dc:date>2022-03-25T08:25:00Z</dc:date>
    <meta:template xlink:href="Normal.dotm" xlink:type="simple"/>
    <meta:editing-cycles>27</meta:editing-cycles>
    <meta:editing-duration>PT0S</meta:editing-duration>
    <meta:document-statistic meta:page-count="1" meta:paragraph-count="10" meta:word-count="727" meta:character-count="5299" meta:row-count="38" meta:non-whitespace-character-count="4582"/>
  </office:meta>
</office:document-meta>
</file>